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DejaVu Sans Mono" fo:font-size="9pt" fo:language="en" fo:country="US" fo:text-shadow="none" style:text-underline-style="none" style:text-underline-mode="continuous" style:text-overline-mode="continuous" style:text-line-through-mode="continuous" style:font-name-asian="DejaVu Sans Mono" style:font-size-asian="9pt" style:language-asian="en" style:country-asian="US" style:font-name-complex="DejaVu Sans Mono" style:font-size-complex="9pt" style:language-complex="en" style:country-complex="US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1" table:style-name="ta1">
        <table:shapes>
          <draw:frame draw:z-index="0" draw:style-name="gr1" draw:text-style-name="P1" svg:width="15.997cm" svg:height="9.004cm" svg:x="11.509cm" svg:y="0.372cm">
            <draw:object draw:notify-on-update-of-ranges="c1.A2:c1.A5 c1.B1:c1.B1 c1.B2:c1.B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.459cm" svg:y="5.006cm">
            <draw:object draw:notify-on-update-of-ranges="c1.A10:c1.A10 c1.A11:c1.A14 c1.B10:c1.B10 c1.B11:c1.B14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C=1</text:p>
          </table:table-cell>
          <table:table-cell table:style-name="Default" office:value-type="string" calcext:value-type="string">
            <text:p>Req/sec</text:p>
          </table:table-cell>
          <table:table-cell table:style-name="Default" office:value-type="string" calcext:value-type="string">
            <text:p>Tme/req(ms)</text:p>
          </table:table-cell>
        </table:table-row>
        <table:table-row table:style-name="ro1">
          <table:table-cell table:style-name="ce1" office:value-type="string" calcext:value-type="string">
            <text:p>Grizzly</text:p>
          </table:table-cell>
          <table:table-cell office:value-type="float" office:value="12111.35" calcext:value-type="float">
            <text:p>12111.35</text:p>
          </table:table-cell>
          <table:table-cell table:style-name="ce3" office:value-type="float" office:value="0.083" calcext:value-type="float">
            <text:p>0.083</text:p>
          </table:table-cell>
        </table:table-row>
        <table:table-row table:style-name="ro1">
          <table:table-cell office:value-type="string" calcext:value-type="string">
            <text:p>Jetty</text:p>
          </table:table-cell>
          <table:table-cell office:value-type="float" office:value="11188.08" calcext:value-type="float">
            <text:p>11188.08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string" calcext:value-type="string">
            <text:p>Tomcat</text:p>
          </table:table-cell>
          <table:table-cell office:value-type="float" office:value="8416.04" calcext:value-type="float">
            <text:p>8416.04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string" calcext:value-type="string">
            <text:p>Undertow</text:p>
          </table:table-cell>
          <table:table-cell office:value-type="float" office:value="10243.44" calcext:value-type="float">
            <text:p>10243.44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3"/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table:style-name="Default" office:value-type="string" calcext:value-type="string">
            <text:p>Tme/req(ms)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Grizzly</text:p>
          </table:table-cell>
          <table:table-cell table:style-name="ce3" office:value-type="float" office:value="0.083" calcext:value-type="float">
            <text:p>0.083</text:p>
          </table:table-cell>
          <table:table-cell table:style-name="Default"/>
        </table:table-row>
        <table:table-row table:style-name="ro1">
          <table:table-cell office:value-type="string" calcext:value-type="string">
            <text:p>Jetty</text:p>
          </table:table-cell>
          <table:table-cell office:value-type="float" office:value="0.089" calcext:value-type="float">
            <text:p>0.089</text:p>
          </table:table-cell>
          <table:table-cell table:style-name="Default"/>
        </table:table-row>
        <table:table-row table:style-name="ro1">
          <table:table-cell office:value-type="string" calcext:value-type="string">
            <text:p>Tomcat</text:p>
          </table:table-cell>
          <table:table-cell office:value-type="float" office:value="0.119" calcext:value-type="float">
            <text:p>0.119</text:p>
          </table:table-cell>
          <table:table-cell table:style-name="Default"/>
        </table:table-row>
        <table:table-row table:style-name="ro1">
          <table:table-cell office:value-type="string" calcext:value-type="string">
            <text:p>Undertow</text:p>
          </table:table-cell>
          <table:table-cell office:value-type="float" office:value="0.098" calcext:value-type="float">
            <text:p>0.098</text:p>
          </table:table-cell>
          <table:table-cell table:style-name="Default"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Default"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table:style-name="Default"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3"/>
        </table:table-row>
      </table:table>
      <table:table table:name="c4" table:style-name="ta1">
        <table:shapes>
          <draw:frame draw:z-index="0" draw:style-name="gr1" draw:text-style-name="P1" svg:width="15.997cm" svg:height="9.004cm" svg:x="11.509cm" svg:y="0.372cm">
            <draw:object draw:notify-on-update-of-ranges="c4.A2:c4.A5 c4.B1:c4.B1 c4.B2:c4.B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C=4</text:p>
          </table:table-cell>
          <table:table-cell table:style-name="Default" office:value-type="string" calcext:value-type="string">
            <text:p>Req/sec</text:p>
          </table:table-cell>
          <table:table-cell table:style-name="Default" office:value-type="string" calcext:value-type="string">
            <text:p>Tme/req(ms)</text:p>
          </table:table-cell>
        </table:table-row>
        <table:table-row table:style-name="ro1">
          <table:table-cell office:value-type="string" calcext:value-type="string">
            <text:p>Grizzly</text:p>
          </table:table-cell>
          <table:table-cell office:value-type="float" office:value="23978.75" calcext:value-type="float">
            <text:p>23978.75</text:p>
          </table:table-cell>
          <table:table-cell office:value-type="float" office:value="0.167" calcext:value-type="float">
            <text:p>0.167</text:p>
          </table:table-cell>
        </table:table-row>
        <table:table-row table:style-name="ro1">
          <table:table-cell office:value-type="string" calcext:value-type="string">
            <text:p>Jetty</text:p>
          </table:table-cell>
          <table:table-cell table:style-name="ce3" office:value-type="float" office:value="19200.51" calcext:value-type="float">
            <text:p>19200.51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 office:value-type="string" calcext:value-type="string">
            <text:p>Tomcat</text:p>
          </table:table-cell>
          <table:table-cell office:value-type="float" office:value="12988.49" calcext:value-type="float">
            <text:p>12988.49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>
          <table:table-cell office:value-type="string" calcext:value-type="string">
            <text:p>Undertow</text:p>
          </table:table-cell>
          <table:table-cell office:value-type="float" office:value="14629.76" calcext:value-type="float">
            <text:p>14629.76</text:p>
          </table:table-cell>
          <table:table-cell office:value-type="float" office:value="0.273" calcext:value-type="float">
            <text:p>0.273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Default"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table:style-name="Default"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3"/>
        </table:table-row>
      </table:table>
      <table:table table:name="c16" table:style-name="ta1">
        <table:shapes>
          <draw:frame draw:z-index="0" draw:style-name="gr1" draw:text-style-name="P1" svg:width="15.997cm" svg:height="9.004cm" svg:x="11.509cm" svg:y="0.159cm">
            <draw:object draw:notify-on-update-of-ranges="c16.A1:c16.A1 c16.A2:c16.A5 c16.B1:c16.B1 c16.B2:c16.B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C=16</text:p>
          </table:table-cell>
          <table:table-cell table:style-name="Default" office:value-type="string" calcext:value-type="string">
            <text:p>Req/sec</text:p>
          </table:table-cell>
          <table:table-cell table:style-name="Default" office:value-type="string" calcext:value-type="string">
            <text:p>Tme/req(ms)</text:p>
          </table:table-cell>
        </table:table-row>
        <table:table-row table:style-name="ro1">
          <table:table-cell office:value-type="string" calcext:value-type="string">
            <text:p>Grizzly</text:p>
          </table:table-cell>
          <table:table-cell office:value-type="float" office:value="27063.2" calcext:value-type="float">
            <text:p>27063.2</text:p>
          </table:table-cell>
          <table:table-cell office:value-type="float" office:value="0.591" calcext:value-type="float">
            <text:p>0.591</text:p>
          </table:table-cell>
        </table:table-row>
        <table:table-row table:style-name="ro1">
          <table:table-cell office:value-type="string" calcext:value-type="string">
            <text:p>Jetty</text:p>
          </table:table-cell>
          <table:table-cell office:value-type="float" office:value="24483.96" calcext:value-type="float">
            <text:p>24483.96</text:p>
          </table:table-cell>
          <table:table-cell table:style-name="Default" office:value-type="float" office:value="0.653" calcext:value-type="float">
            <text:p>0.653</text:p>
          </table:table-cell>
        </table:table-row>
        <table:table-row table:style-name="ro1">
          <table:table-cell office:value-type="string" calcext:value-type="string">
            <text:p>Tomcat</text:p>
          </table:table-cell>
          <table:table-cell office:value-type="float" office:value="17931.2" calcext:value-type="float">
            <text:p>17931.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string" calcext:value-type="string">
            <text:p>Undertow</text:p>
          </table:table-cell>
          <table:table-cell office:value-type="float" office:value="22137.1" calcext:value-type="float">
            <text:p>22137.1</text:p>
          </table:table-cell>
          <table:table-cell office:value-type="float" office:value="0.723" calcext:value-type="float">
            <text:p>0.723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table:style-name="Default"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3"/>
        </table:table-row>
      </table:table>
      <table:table table:name="c64" table:style-name="ta1">
        <table:shapes>
          <draw:frame draw:z-index="0" draw:style-name="gr1" draw:text-style-name="P1" svg:width="15.997cm" svg:height="9.004cm" svg:x="11.509cm" svg:y="0.372cm">
            <draw:object draw:notify-on-update-of-ranges="c64.A2:c64.A5 c64.B1:c64.B1 c64.B2:c64.B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C=64</text:p>
          </table:table-cell>
          <table:table-cell table:style-name="Default" office:value-type="string" calcext:value-type="string">
            <text:p>Req/sec</text:p>
          </table:table-cell>
          <table:table-cell table:style-name="Default" office:value-type="string" calcext:value-type="string">
            <text:p>Tme/req(ms)</text:p>
          </table:table-cell>
        </table:table-row>
        <table:table-row table:style-name="ro1">
          <table:table-cell office:value-type="string" calcext:value-type="string">
            <text:p>Grizzly</text:p>
          </table:table-cell>
          <table:table-cell office:value-type="float" office:value="27719.86" calcext:value-type="float">
            <text:p>27719.86</text:p>
          </table:table-cell>
          <table:table-cell office:value-type="float" office:value="2.309" calcext:value-type="float">
            <text:p>2.309</text:p>
          </table:table-cell>
        </table:table-row>
        <table:table-row table:style-name="ro1">
          <table:table-cell office:value-type="string" calcext:value-type="string">
            <text:p>Jetty</text:p>
          </table:table-cell>
          <table:table-cell office:value-type="float" office:value="25088.17" calcext:value-type="float">
            <text:p>25088.17</text:p>
          </table:table-cell>
          <table:table-cell office:value-type="float" office:value="2.551" calcext:value-type="float">
            <text:p>2.551</text:p>
          </table:table-cell>
        </table:table-row>
        <table:table-row table:style-name="ro1">
          <table:table-cell office:value-type="string" calcext:value-type="string">
            <text:p>Tomcat</text:p>
          </table:table-cell>
          <table:table-cell office:value-type="float" office:value="18516.61" calcext:value-type="float">
            <text:p>18516.61</text:p>
          </table:table-cell>
          <table:table-cell office:value-type="float" office:value="3.456" calcext:value-type="float">
            <text:p>3.456</text:p>
          </table:table-cell>
        </table:table-row>
        <table:table-row table:style-name="ro1">
          <table:table-cell office:value-type="string" calcext:value-type="string">
            <text:p>Undertow</text:p>
          </table:table-cell>
          <table:table-cell office:value-type="float" office:value="24570.82" calcext:value-type="float">
            <text:p>24570.82</text:p>
          </table:table-cell>
          <table:table-cell office:value-type="float" office:value="2.605" calcext:value-type="float">
            <text:p>2.605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3"/>
        </table:table-row>
      </table:table>
      <table:table table:name="c128" table:style-name="ta1">
        <table:shapes>
          <draw:frame draw:z-index="0" draw:style-name="gr1" draw:text-style-name="P1" svg:width="15.997cm" svg:height="9.004cm" svg:x="11.509cm" svg:y="0.372cm">
            <draw:object draw:notify-on-update-of-ranges="c128.A1:c128.A1 c128.A2:c128.A5 c128.B1:c128.B1 c128.B2:c128.B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4.616cm" svg:y="3.146cm">
            <draw:object draw:notify-on-update-of-ranges="c128.A9:c128.A9 c128.A10:c128.A13 c128.B9:c128.B9 c128.B10:c128.B13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C=128</text:p>
          </table:table-cell>
          <table:table-cell table:style-name="Default" office:value-type="string" calcext:value-type="string">
            <text:p>Req/sec</text:p>
          </table:table-cell>
          <table:table-cell office:value-type="string" calcext:value-type="string">
            <text:p>Tme/req(ms)</text:p>
          </table:table-cell>
        </table:table-row>
        <table:table-row table:style-name="ro1">
          <table:table-cell office:value-type="string" calcext:value-type="string">
            <text:p>Grizzly</text:p>
          </table:table-cell>
          <table:table-cell office:value-type="float" office:value="27653.77" calcext:value-type="float">
            <text:p>27653.77</text:p>
          </table:table-cell>
          <table:table-cell table:style-name="ce2" office:value-type="float" office:value="4.629" calcext:value-type="float">
            <text:p>4.629</text:p>
          </table:table-cell>
        </table:table-row>
        <table:table-row table:style-name="ro1">
          <table:table-cell office:value-type="string" calcext:value-type="string">
            <text:p>Jetty</text:p>
          </table:table-cell>
          <table:table-cell office:value-type="float" office:value="24947.48" calcext:value-type="float">
            <text:p>24947.48</text:p>
          </table:table-cell>
          <table:table-cell table:style-name="ce2" office:value-type="float" office:value="5.131" calcext:value-type="float">
            <text:p>5.131</text:p>
          </table:table-cell>
        </table:table-row>
        <table:table-row table:style-name="ro1">
          <table:table-cell office:value-type="string" calcext:value-type="string">
            <text:p>Tomcat</text:p>
          </table:table-cell>
          <table:table-cell office:value-type="float" office:value="18069.8" calcext:value-type="float">
            <text:p>18069.8</text:p>
          </table:table-cell>
          <table:table-cell office:value-type="float" office:value="7.084" calcext:value-type="float">
            <text:p>7.084</text:p>
          </table:table-cell>
        </table:table-row>
        <table:table-row table:style-name="ro1">
          <table:table-cell office:value-type="string" calcext:value-type="string">
            <text:p>Undertow</text:p>
          </table:table-cell>
          <table:table-cell office:value-type="float" office:value="23890.93" calcext:value-type="float">
            <text:p>23890.93</text:p>
          </table:table-cell>
          <table:table-cell table:style-name="ce2" office:value-type="float" office:value="5.358" calcext:value-type="float">
            <text:p>5.358</text:p>
          </table:table-cell>
        </table:table-row>
        <table:table-row table:style-name="ro1" table:number-rows-repeated="3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=128</text:p>
          </table:table-cell>
          <table:table-cell table:style-name="Default" office:value-type="string" calcext:value-type="string">
            <text:p>Tme/req(ms)</text:p>
          </table:table-cell>
          <table:table-cell/>
        </table:table-row>
        <table:table-row table:style-name="ro1">
          <table:table-cell office:value-type="string" calcext:value-type="string">
            <text:p>Grizzly</text:p>
          </table:table-cell>
          <table:table-cell office:value-type="float" office:value="4.629" calcext:value-type="float">
            <text:p>4.629</text:p>
          </table:table-cell>
          <table:table-cell/>
        </table:table-row>
        <table:table-row table:style-name="ro1">
          <table:table-cell office:value-type="string" calcext:value-type="string">
            <text:p>Jetty</text:p>
          </table:table-cell>
          <table:table-cell office:value-type="float" office:value="5.131" calcext:value-type="float">
            <text:p>5.131</text:p>
          </table:table-cell>
          <table:table-cell/>
        </table:table-row>
        <table:table-row table:style-name="ro1">
          <table:table-cell office:value-type="string" calcext:value-type="string">
            <text:p>Tomcat</text:p>
          </table:table-cell>
          <table:table-cell table:style-name="Default" office:value-type="float" office:value="7.084" calcext:value-type="float">
            <text:p>7.084</text:p>
          </table:table-cell>
          <table:table-cell/>
        </table:table-row>
        <table:table-row table:style-name="ro1">
          <table:table-cell office:value-type="string" calcext:value-type="string">
            <text:p>Undertow</text:p>
          </table:table-cell>
          <table:table-cell office:value-type="float" office:value="5.358" calcext:value-type="float">
            <text:p>5.358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3T22:03:55.173403642</meta:creation-date>
    <dc:date>2016-01-04T00:11:41.454709339</dc:date>
    <meta:editing-duration>PT1H58M58S</meta:editing-duration>
    <meta:editing-cycles>29</meta:editing-cycles>
    <meta:generator>LibreOffice/4.2.8.2$Linux_X86_64 LibreOffice_project/420m0$Build-2</meta:generator>
    <meta:document-statistic meta:table-count="6" meta:cell-count="9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1.072cm" svg:y="0.316cm" chart:style-name="ch2">
          <text:p>Throughoutput in req / sec for 10 million requests, 1 concurrent user</text:p>
        </chart:title>
        <chart:subtitle svg:x="6.156cm" svg:y="1.301cm" chart:style-name="ch3">
          <text:p>The bigger the better</text:p>
        </chart:subtitle>
        <chart:plot-area chart:style-name="ch4" table:cell-range-address="c1.A1:c1.B5" chart:data-source-has-labels="both" svg:x="1.33cm" svg:y="2.19cm" svg:width="14.349cm" svg:height="6.635cm">
          <chartooo:coordinate-region svg:x="2.507cm" svg:y="2.39cm" svg:width="13.172cm" svg:height="5.788cm"/>
          <chart:axis chart:dimension="x" chart:name="primary-x" chart:style-name="ch5" chartooo:axis-type="auto">
            <chartooo:date-scale/>
            <chart:categories table:cell-range-address="c1.A2:c1.A5"/>
          </chart:axis>
          <chart:axis chart:dimension="y" chart:name="primary-y" chart:style-name="ch6">
            <chart:title svg:x="0.396cm" svg:y="6.998cm" chart:style-name="ch7">
              <text:p>Throughoutput in req / sec</text:p>
            </chart:title>
            <chart:grid chart:style-name="ch8" chart:class="major"/>
          </chart:axis>
          <chart:series chart:style-name="ch9" chart:values-cell-range-address="c1.B2:c1.B5" chart:label-cell-address="c1.B1:c1.B1" chart:class="chart:bar">
            <chart:data-point chart:style-name="ch10"/>
            <chart:data-point chart:style-name="ch11"/>
            <chart:data-point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/sec</text:p>
                <draw:g>
                  <svg:desc>c1.B1:c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izzly</text:p>
                <draw:g>
                  <svg:desc>c1.A2:c1.A5</svg:desc>
                </draw:g>
              </table:table-cell>
              <table:table-cell office:value-type="float" office:value="12111.35">
                <text:p>12111.35</text:p>
                <draw:g>
                  <svg:desc>c1.B2:c1.B5</svg:desc>
                </draw:g>
              </table:table-cell>
            </table:table-row>
            <table:table-row>
              <table:table-cell office:value-type="string">
                <text:p>Jetty</text:p>
              </table:table-cell>
              <table:table-cell office:value-type="float" office:value="11188.08">
                <text:p>11188.08</text:p>
              </table:table-cell>
            </table:table-row>
            <table:table-row>
              <table:table-cell office:value-type="string">
                <text:p>Tomcat</text:p>
              </table:table-cell>
              <table:table-cell office:value-type="float" office:value="8416.04">
                <text:p>8416.04</text:p>
              </table:table-cell>
            </table:table-row>
            <table:table-row>
              <table:table-cell office:value-type="string">
                <text:p>Undertow</text:p>
              </table:table-cell>
              <table:table-cell office:value-type="float" office:value="10243.44">
                <text:p>10243.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0.944cm" svg:y="0.316cm" chart:style-name="ch2">
          <text:p>Throughoutput in req / sec for 10 million requests, 128 concurrent user</text:p>
        </chart:title>
        <chart:subtitle svg:x="6.156cm" svg:y="1.301cm" chart:style-name="ch3">
          <text:p>The bigger the better</text:p>
        </chart:subtitle>
        <chart:plot-area chart:style-name="ch4" table:cell-range-address="c128.A1:c128.B5" chart:data-source-has-labels="both" svg:x="1.33cm" svg:y="2.19cm" svg:width="14.349cm" svg:height="6.635cm">
          <chartooo:coordinate-region svg:x="2.507cm" svg:y="2.389cm" svg:width="13.172cm" svg:height="5.789cm"/>
          <chart:axis chart:dimension="x" chart:name="primary-x" chart:style-name="ch5" chartooo:axis-type="auto">
            <chartooo:date-scale/>
            <chart:categories table:cell-range-address="c128.A2:c128.A5"/>
          </chart:axis>
          <chart:axis chart:dimension="y" chart:name="primary-y" chart:style-name="ch6">
            <chart:title svg:x="0.451cm" svg:y="7.443cm" chart:style-name="ch7">
              <text:p>Throughoutput in req / sec</text:p>
            </chart:title>
            <chart:grid chart:style-name="ch8" chart:class="major"/>
          </chart:axis>
          <chart:series chart:style-name="ch9" chart:values-cell-range-address="c128.B2:c128.B5" chart:label-cell-address="c128.B1:c128.B1" chart:class="chart:bar">
            <chart:data-point chart:style-name="ch10"/>
            <chart:data-point chart:style-name="ch11"/>
            <chart:data-point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/sec</text:p>
                <draw:g>
                  <svg:desc>c128.B1:c128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izzly</text:p>
                <draw:g>
                  <svg:desc>c128.A2:c128.A5</svg:desc>
                </draw:g>
              </table:table-cell>
              <table:table-cell office:value-type="float" office:value="27653.77">
                <text:p>27653.77</text:p>
                <draw:g>
                  <svg:desc>c128.B2:c128.B5</svg:desc>
                </draw:g>
              </table:table-cell>
            </table:table-row>
            <table:table-row>
              <table:table-cell office:value-type="string">
                <text:p>Jetty</text:p>
              </table:table-cell>
              <table:table-cell office:value-type="float" office:value="24947.48">
                <text:p>24947.48</text:p>
              </table:table-cell>
            </table:table-row>
            <table:table-row>
              <table:table-cell office:value-type="string">
                <text:p>Tomcat</text:p>
              </table:table-cell>
              <table:table-cell office:value-type="float" office:value="18069.8">
                <text:p>18069.8</text:p>
              </table:table-cell>
            </table:table-row>
            <table:table-row>
              <table:table-cell office:value-type="string">
                <text:p>Undertow</text:p>
              </table:table-cell>
              <table:table-cell office:value-type="float" office:value="23890.93">
                <text:p>23890.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4.053cm" svg:y="0.316cm" chart:style-name="ch2">
          <text:p>10 million requests, 16 concurrent user</text:p>
        </chart:title>
        <chart:legend chart:legend-position="end" svg:x="13.973cm" svg:y="4.203cm" style:legend-expansion="high" chart:style-name="ch3"/>
        <chart:plot-area chart:style-name="ch4" table:cell-range-address="c16.A1:c16.B5" chart:data-source-has-labels="both" svg:x="1.33cm" svg:y="1.301cm" svg:width="12.324cm" svg:height="7.524cm">
          <chartooo:coordinate-region svg:x="2.507cm" svg:y="1.5cm" svg:width="11.147cm" svg:height="6.678cm"/>
          <chart:axis chart:dimension="x" chart:name="primary-x" chart:style-name="ch5" chartooo:axis-type="auto">
            <chartooo:date-scale/>
            <chart:categories table:cell-range-address="c16.A2:c16.A5"/>
          </chart:axis>
          <chart:axis chart:dimension="y" chart:name="primary-y" chart:style-name="ch6">
            <chart:title svg:x="0.451cm" svg:y="5.636cm" chart:style-name="ch7">
              <text:p>res/sec</text:p>
            </chart:title>
            <chart:grid chart:style-name="ch8" chart:class="major"/>
          </chart:axis>
          <chart:series chart:style-name="ch9" chart:values-cell-range-address="c16.B2:c16.B5" chart:label-cell-address="c16.B1:c16.B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/sec</text:p>
                <draw:g>
                  <svg:desc>c16.B1:c16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izzly</text:p>
                <draw:g>
                  <svg:desc>c16.A2:c16.A5</svg:desc>
                </draw:g>
              </table:table-cell>
              <table:table-cell office:value-type="float" office:value="27063.2">
                <text:p>27063.2</text:p>
                <draw:g>
                  <svg:desc>c16.B2:c16.B5</svg:desc>
                </draw:g>
              </table:table-cell>
            </table:table-row>
            <table:table-row>
              <table:table-cell office:value-type="string">
                <text:p>Jetty</text:p>
              </table:table-cell>
              <table:table-cell office:value-type="float" office:value="24483.96">
                <text:p>24483.96</text:p>
              </table:table-cell>
            </table:table-row>
            <table:table-row>
              <table:table-cell office:value-type="string">
                <text:p>Tomcat</text:p>
              </table:table-cell>
              <table:table-cell office:value-type="float" office:value="17931.2">
                <text:p>17931.2</text:p>
              </table:table-cell>
            </table:table-row>
            <table:table-row>
              <table:table-cell office:value-type="string">
                <text:p>Undertow</text:p>
              </table:table-cell>
              <table:table-cell office:value-type="float" office:value="22137.1">
                <text:p>22137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4.172cm" svg:y="0.316cm" chart:style-name="ch2">
          <text:p>10 million requests, 4 concurrent user</text:p>
        </chart:title>
        <chart:legend chart:legend-position="end" svg:x="13.973cm" svg:y="4.203cm" style:legend-expansion="high" chart:style-name="ch3"/>
        <chart:plot-area chart:style-name="ch4" table:cell-range-address="c4.A1:c4.B5" chart:data-source-has-labels="both" svg:x="1.33cm" svg:y="1.301cm" svg:width="12.324cm" svg:height="7.524cm">
          <chartooo:coordinate-region svg:x="2.507cm" svg:y="1.5cm" svg:width="11.147cm" svg:height="6.678cm"/>
          <chart:axis chart:dimension="x" chart:name="primary-x" chart:style-name="ch5" chartooo:axis-type="auto">
            <chartooo:date-scale/>
            <chart:categories table:cell-range-address="c4.A2:c4.A5"/>
          </chart:axis>
          <chart:axis chart:dimension="y" chart:name="primary-y" chart:style-name="ch6">
            <chart:title svg:x="0.451cm" svg:y="5.636cm" chart:style-name="ch7">
              <text:p>res/sec</text:p>
            </chart:title>
            <chart:grid chart:style-name="ch8" chart:class="major"/>
          </chart:axis>
          <chart:series chart:style-name="ch9" chart:values-cell-range-address="c4.B2:c4.B5" chart:label-cell-address="c4.B1:c4.B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/sec</text:p>
                <draw:g>
                  <svg:desc>c4.B1:c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izzly</text:p>
                <draw:g>
                  <svg:desc>c4.A2:c4.A5</svg:desc>
                </draw:g>
              </table:table-cell>
              <table:table-cell office:value-type="float" office:value="23978.75">
                <text:p>23978.75</text:p>
                <draw:g>
                  <svg:desc>c4.B2:c4.B5</svg:desc>
                </draw:g>
              </table:table-cell>
            </table:table-row>
            <table:table-row>
              <table:table-cell office:value-type="string">
                <text:p>Jetty</text:p>
              </table:table-cell>
              <table:table-cell office:value-type="float" office:value="19200.51">
                <text:p>19200.51</text:p>
              </table:table-cell>
            </table:table-row>
            <table:table-row>
              <table:table-cell office:value-type="string">
                <text:p>Tomcat</text:p>
              </table:table-cell>
              <table:table-cell office:value-type="float" office:value="12988.49">
                <text:p>12988.49</text:p>
              </table:table-cell>
            </table:table-row>
            <table:table-row>
              <table:table-cell office:value-type="string">
                <text:p>Undertow</text:p>
              </table:table-cell>
              <table:table-cell office:value-type="float" office:value="14629.76">
                <text:p>14629.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4.053cm" svg:y="0.316cm" chart:style-name="ch2">
          <text:p>10 million requests, 64 concurrent user</text:p>
        </chart:title>
        <chart:legend chart:legend-position="end" svg:x="13.973cm" svg:y="4.203cm" style:legend-expansion="high" chart:style-name="ch3"/>
        <chart:plot-area chart:style-name="ch4" table:cell-range-address="c64.A1:c64.B5" chart:data-source-has-labels="both" svg:x="1.33cm" svg:y="1.301cm" svg:width="12.324cm" svg:height="7.524cm">
          <chartooo:coordinate-region svg:x="2.507cm" svg:y="1.5cm" svg:width="11.147cm" svg:height="6.678cm"/>
          <chart:axis chart:dimension="x" chart:name="primary-x" chart:style-name="ch5" chartooo:axis-type="auto">
            <chartooo:date-scale/>
            <chart:categories table:cell-range-address="c64.A2:c64.A5"/>
          </chart:axis>
          <chart:axis chart:dimension="y" chart:name="primary-y" chart:style-name="ch6">
            <chart:title svg:x="0.451cm" svg:y="5.636cm" chart:style-name="ch7">
              <text:p>res/sec</text:p>
            </chart:title>
            <chart:grid chart:style-name="ch8" chart:class="major"/>
          </chart:axis>
          <chart:series chart:style-name="ch9" chart:values-cell-range-address="c64.B2:c64.B5" chart:label-cell-address="c64.B1:c64.B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/sec</text:p>
                <draw:g>
                  <svg:desc>c64.B1:c6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izzly</text:p>
                <draw:g>
                  <svg:desc>c64.A2:c64.A5</svg:desc>
                </draw:g>
              </table:table-cell>
              <table:table-cell office:value-type="float" office:value="27719.86">
                <text:p>27719.86</text:p>
                <draw:g>
                  <svg:desc>c64.B2:c64.B5</svg:desc>
                </draw:g>
              </table:table-cell>
            </table:table-row>
            <table:table-row>
              <table:table-cell office:value-type="string">
                <text:p>Jetty</text:p>
              </table:table-cell>
              <table:table-cell office:value-type="float" office:value="25088.17">
                <text:p>25088.17</text:p>
              </table:table-cell>
            </table:table-row>
            <table:table-row>
              <table:table-cell office:value-type="string">
                <text:p>Tomcat</text:p>
              </table:table-cell>
              <table:table-cell office:value-type="float" office:value="18516.61">
                <text:p>18516.61</text:p>
              </table:table-cell>
            </table:table-row>
            <table:table-row>
              <table:table-cell office:value-type="string">
                <text:p>Undertow</text:p>
              </table:table-cell>
              <table:table-cell office:value-type="float" office:value="24570.82">
                <text:p>24570.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ffd32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228cm" svg:y="0.316cm" chart:style-name="ch2">
          <text:p>Response time in ms for 10 million req, 1 concurrent user</text:p>
        </chart:title>
        <chart:subtitle svg:x="6.078cm" svg:y="1.301cm" chart:style-name="ch3">
          <text:p>The shorter the better</text:p>
        </chart:subtitle>
        <chart:legend chart:legend-position="end" svg:x="13.287cm" svg:y="4.201cm" style:legend-expansion="high" chart:style-name="ch4"/>
        <chart:plot-area chart:style-name="ch5" table:cell-range-address="c1.A10:c1.B14" chart:data-source-has-labels="both" svg:x="1.331cm" svg:y="2.19cm" svg:width="11.636cm" svg:height="6.63cm">
          <chartooo:coordinate-region svg:x="2.243cm" svg:y="2.389cm" svg:width="10.724cm" svg:height="5.784cm"/>
          <chart:axis chart:dimension="x" chart:name="primary-x" chart:style-name="ch6" chartooo:axis-type="auto">
            <chartooo:date-scale/>
            <chart:categories table:cell-range-address="c1.A11:c1.A14"/>
          </chart:axis>
          <chart:axis chart:dimension="y" chart:name="primary-y" chart:style-name="ch7">
            <chart:title svg:x="0.451cm" svg:y="7.004cm" chart:style-name="ch8">
              <text:p>response time in ms</text:p>
            </chart:title>
            <chart:grid chart:style-name="ch9" chart:class="major"/>
          </chart:axis>
          <chart:series chart:style-name="ch10" chart:values-cell-range-address="c1.B11:c1.B14" chart:label-cell-address="c1.B10:c1.B10" chart:class="chart:bar">
            <chart:data-point chart:style-name="ch11"/>
            <chart:data-point chart:style-name="ch12"/>
            <chart:data-point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me/req(ms)</text:p>
                <draw:g>
                  <svg:desc>c1.B10:c1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izzly</text:p>
                <draw:g>
                  <svg:desc>c1.A11:c1.A14</svg:desc>
                </draw:g>
              </table:table-cell>
              <table:table-cell office:value-type="float" office:value="0.083">
                <text:p>0.083</text:p>
                <draw:g>
                  <svg:desc>c1.B11:c1.B14</svg:desc>
                </draw:g>
              </table:table-cell>
            </table:table-row>
            <table:table-row>
              <table:table-cell office:value-type="string">
                <text:p>Jetty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Tomcat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Undertow</text:p>
              </table:table-cell>
              <table:table-cell office:value-type="float" office:value="0.098">
                <text:p>0.09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17cm" svg:y="0.316cm" chart:style-name="ch2">
          <text:p>Response time (ms) for 10 million request and 128 concurrent users</text:p>
        </chart:title>
        <chart:subtitle svg:x="6.051cm" svg:y="1.301cm" chart:style-name="ch3">
          <text:p>The smaller the better</text:p>
        </chart:subtitle>
        <chart:plot-area chart:style-name="ch4" table:cell-range-address="c128.A9:c128.B13" chart:data-source-has-labels="both" svg:x="1.331cm" svg:y="2.19cm" svg:width="14.349cm" svg:height="6.63cm">
          <chartooo:coordinate-region svg:x="1.767cm" svg:y="2.389cm" svg:width="13.913cm" svg:height="5.784cm"/>
          <chart:axis chart:dimension="x" chart:name="primary-x" chart:style-name="ch5" chartooo:axis-type="auto">
            <chartooo:date-scale/>
            <chart:categories table:cell-range-address="c128.A10:c128.A13"/>
          </chart:axis>
          <chart:axis chart:dimension="y" chart:name="primary-y" chart:style-name="ch6">
            <chart:title svg:x="0.451cm" svg:y="7.004cm" chart:style-name="ch7">
              <text:p>response time in ms</text:p>
            </chart:title>
            <chart:grid chart:style-name="ch8" chart:class="major"/>
          </chart:axis>
          <chart:series chart:style-name="ch9" chart:values-cell-range-address="c128.B10:c128.B13" chart:label-cell-address="c128.B9:c128.B9" chart:class="chart:bar">
            <chart:data-point chart:style-name="ch10"/>
            <chart:data-point chart:style-name="ch11"/>
            <chart:data-point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me/req(ms)</text:p>
                <draw:g>
                  <svg:desc>c128.B9:c128.B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izzly</text:p>
                <draw:g>
                  <svg:desc>c128.A10:c128.A13</svg:desc>
                </draw:g>
              </table:table-cell>
              <table:table-cell office:value-type="float" office:value="4.629">
                <text:p>4.629</text:p>
                <draw:g>
                  <svg:desc>c128.B10:c128.B13</svg:desc>
                </draw:g>
              </table:table-cell>
            </table:table-row>
            <table:table-row>
              <table:table-cell office:value-type="string">
                <text:p>Jetty</text:p>
              </table:table-cell>
              <table:table-cell office:value-type="float" office:value="5.131">
                <text:p>5.131</text:p>
              </table:table-cell>
            </table:table-row>
            <table:table-row>
              <table:table-cell office:value-type="string">
                <text:p>Tomcat</text:p>
              </table:table-cell>
              <table:table-cell office:value-type="float" office:value="7.084">
                <text:p>7.084</text:p>
              </table:table-cell>
            </table:table-row>
            <table:table-row>
              <table:table-cell office:value-type="string">
                <text:p>Undertow</text:p>
              </table:table-cell>
              <table:table-cell office:value-type="float" office:value="5.358">
                <text:p>5.35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